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0.318cm" fo:margin-right="0cm" fo:text-indent="-0.318cm"/>
      <style:text-properties fo:font-size="10p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000000" style:font-name="Segoe UI1" fo:font-size="10pt" fo:text-shadow="1pt 1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.318cm" fo:margin-right="0cm" fo:text-indent="0cm"/>
      <style:text-properties fo:font-size="10pt"/>
    </style:style>
    <style:style style:name="P8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3d73" style:font-name="Segoe UI Semibold" fo:font-size="31pt" fo:font-style="italic" fo:text-shadow="none" fo:font-weight="normal" style:font-size-asian="31pt" style:font-style-asian="italic" style:font-weight-asian="normal" style:font-size-complex="31pt" style:font-style-complex="italic" style:font-weight-complex="normal"/>
    </style:style>
    <style:style style:name="T6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ffffff" style:font-name="Segoe UI1" fo:font-size="32pt" fo:text-shadow="1pt 1pt" style:font-size-asian="32pt" style:font-size-complex="32pt"/>
    </style:style>
    <style:style style:name="T8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0" style:family="text">
      <style:text-properties fo:color="#000000" style:font-name="Segoe UI1" fo:font-size="36pt" fo:text-shadow="none" fo:font-weight="bold" style:font-size-asian="32pt" style:font-weight-asian="bold" style:font-size-complex="32pt" style:font-weight-complex="bold"/>
    </style:style>
    <style:style style:name="T11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3d73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3" style:family="text">
      <style:text-properties fo:color="#ffffff" style:font-name="Segoe UI1" fo:font-size="36pt" fo:text-shadow="1pt 1pt" fo:font-weight="normal" style:font-size-asian="36pt" style:font-weight-asian="normal" style:font-size-complex="36pt" style:font-weight-complex="normal"/>
    </style:style>
    <style:style style:name="T14" style:family="text">
      <style:text-properties fo:color="#000000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47cm">
          <draw:text-box>
            <text:p text:style-name="P1"><text:span text:style-name="T1">PSALMODY</text:span></text:p>
            <text:p text:style-name="P1"><text:span text:style-name="T2">Psalm 4:1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892cm" svg:height="6.45cm" svg:x="1.524cm" svg:y="0.762cm">
          <draw:text-box>
            <text:p text:style-name="P4"><text:span text:style-name="T3">1</text:span><text:span text:style-name="T4">Answer me when I call,</text:span><text:span text:style-name="T5"> O God of</text:span><text:span text:style-name="T4"> </text:span><text:span text:style-name="T5">my righteous-ness! </text:span><text:span text:style-name="T6">You have given me relief when I was in distress.</text:span></text:p>
            <text:p text:style-name="P5"><text:span text:style-name="T7"><text:s text:c="4"/></text:span><text:span text:style-name="T8">Be gracious to me and hear my pray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4cm" svg:height="6.637cm" svg:x="1.27cm" svg:y="0.899cm">
          <draw:text-box>
            <text:p text:style-name="P4"><text:span text:style-name="T3">2</text:span><text:span text:style-name="T4">O men, how long shall my honor be turned into <text:s/></text:span></text:p>
            <text:p text:style-name="P4"><text:span text:style-name="T4"><text:s/></text:span><text:span text:style-name="T4">shame?</text:span></text:p>
            <text:p text:style-name="P7"><text:span text:style-name="T9"><text:s text:c="5"/></text:span><text:span text:style-name="T10">How long will you love vain words </text:span></text:p>
            <text:p text:style-name="P7"><text:span text:style-name="T10"><text:s text:c="4"/></text:span><text:span text:style-name="T10">and seek after lie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5" draw:text-style-name="P6" draw:layer="layout" svg:width="25.079cm" svg:height="4.947cm" svg:x="1.569cm" svg:y="0.989cm">
          <draw:text-box>
            <text:p text:style-name="P4"><text:span text:style-name="T3">3</text:span><text:span text:style-name="T4">But know that the LORD has set apart the godly for himself;</text:span></text:p>
            <text:p text:style-name="P7"><text:span text:style-name="T9"><text:s text:c="5"/></text:span><text:span text:style-name="T11">the LORD hears when I call to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5" draw:text-style-name="P6" draw:layer="layout" svg:width="25.079cm" svg:height="5.134cm" svg:x="1.569cm" svg:y="0.989cm">
          <draw:text-box>
            <text:p text:style-name="P4"><text:span text:style-name="T12">4</text:span><text:span text:style-name="T6">Be angry, and do not sin;</text:span></text:p>
            <text:p text:style-name="P7"><text:span text:style-name="T7"><text:s text:c="5"/></text:span><text:span text:style-name="T11">ponder in your own hearts on your </text:span></text:p>
            <text:p text:style-name="P7"><text:span text:style-name="T11"><text:s text:c="4"/></text:span><text:span text:style-name="T11">beds, and be sil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6" draw:text-style-name="P6" draw:layer="layout" svg:width="24.13cm" svg:height="3.681cm" svg:x="2.286cm" svg:y="0.891cm">
          <draw:text-box>
            <text:p text:style-name="P4"><text:span text:style-name="T3">5</text:span><text:span text:style-name="T4">Offer right sacrifices,</text:span></text:p>
            <text:p text:style-name="P7"><text:span text:style-name="T9"><text:s text:c="4"/></text:span><text:span text:style-name="T8">and put your trust in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>
        <draw:frame draw:style-name="gr7" draw:text-style-name="P6" draw:layer="layout" svg:width="24.13cm" svg:height="6.729cm" svg:x="2.286cm" svg:y="0.637cm">
          <draw:text-box>
            <text:p text:style-name="P4"><text:span text:style-name="T3">6</text:span><text:span text:style-name="T4">There are many who say, “Who will show us some good?</text:span></text:p>
            <text:p text:style-name="P7"><text:span text:style-name="T9"><text:s text:c="4"/></text:span><text:span text:style-name="T8">Lift up the light of your face upon </text:span></text:p>
            <text:p text:style-name="P7"><text:span text:style-name="T8"><text:s text:c="4"/></text:span><text:span text:style-name="T8">us, O LORD!”</text:span><text:span text:style-name="T13"> 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>
        <draw:frame draw:style-name="gr8" draw:text-style-name="P6" draw:layer="layout" svg:width="25.4cm" svg:height="5.134cm" svg:x="1.27cm" svg:y="0.508cm">
          <draw:text-box>
            <text:p text:style-name="P4"><text:span text:style-name="T3">7</text:span><text:span text:style-name="T4">You have put more joy in my heart</text:span></text:p>
            <text:p text:style-name="P7"><text:span text:style-name="T9"><text:s text:c="5"/></text:span><text:span text:style-name="T8">than they have when their grain and </text:span></text:p>
            <text:p text:style-name="P7"><text:span text:style-name="T8"><text:s text:c="4"/></text:span><text:span text:style-name="T8">wine ab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">
        <draw:frame draw:style-name="gr9" draw:text-style-name="P6" draw:layer="layout" svg:width="25.4cm" svg:height="5.134cm" svg:x="1.27cm" svg:y="0.508cm">
          <draw:text-box>
            <text:p text:style-name="P4"><text:span text:style-name="T3">8</text:span><text:span text:style-name="T4">In peace I will both lie down and sleep;</text:span></text:p>
            <text:p text:style-name="P7"><text:span text:style-name="T9"><text:s text:c="5"/></text:span><text:span text:style-name="T11">for you alone, O LORD, make me dwell </text:span></text:p>
            <text:p text:style-name="P7"><text:span text:style-name="T11"><text:s text:c="4"/></text:span><text:span text:style-name="T11">in safety.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Default">
        <draw:frame draw:style-name="gr10" draw:text-style-name="P9" draw:layer="layout" svg:width="24.384cm" svg:height="7.011cm" svg:x="1.778cm" svg:y="0.595cm">
          <draw:text-box>
            <text:p text:style-name="P8"><text:span text:style-name="T14">Glory be to the Father and to the Son</text:span></text:p>
            <text:p text:style-name="P8"><text:span text:style-name="T14">and to the Holy Spirit;</text:span></text:p>
            <text:p text:style-name="P8"><text:span text:style-name="T14">as it was in the beginning, is now,</text:span></text:p>
            <text:p text:style-name="P8"><text:span text:style-name="T14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3:36:41.972000000</meta:creation-date>
    <dc:date>2019-03-14T16:17:40.319000000</dc:date>
    <meta:editing-duration>PT13M59S</meta:editing-duration>
    <meta:editing-cycles>4</meta:editing-cycles>
    <meta:generator>LibreOffice/6.1.5.2$Windows_X86_64 LibreOffice_project/90f8dcf33c87b3705e78202e3df5142b201bd805</meta:generator>
    <meta:document-statistic meta:object-count="51"/>
  </office:meta>
</office:document-meta>
</file>